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04F3000002765E34A4E8F87334ED.svm" manifest:media-type="image/x-svm"/>
  <manifest:file-entry manifest:full-path="Pictures/100000010000003100000019C570EE1A222C567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85d" officeooo:paragraph-rsid="001f685d"/>
    </style:style>
    <style:style style:name="P2" style:family="paragraph" style:parent-style-name="Standard">
      <style:text-properties officeooo:rsid="001f685d" officeooo:paragraph-rsid="0020508e"/>
    </style:style>
    <style:style style:name="P3" style:family="paragraph" style:parent-style-name="Standard">
      <style:text-properties officeooo:rsid="001f685d" officeooo:paragraph-rsid="0021c340"/>
    </style:style>
    <style:style style:name="P4" style:family="paragraph" style:parent-style-name="Standard">
      <style:text-properties officeooo:rsid="0021c340" officeooo:paragraph-rsid="0021c340"/>
    </style:style>
    <style:style style:name="P5" style:family="paragraph" style:parent-style-name="Standard">
      <style:text-properties officeooo:rsid="00244ea0" officeooo:paragraph-rsid="00244ea0"/>
    </style:style>
    <style:style style:name="P6" style:family="paragraph" style:parent-style-name="Standard">
      <style:text-properties officeooo:rsid="00244ea0" officeooo:paragraph-rsid="0024959b"/>
    </style:style>
    <style:style style:name="P7" style:family="paragraph" style:parent-style-name="Standard">
      <style:text-properties officeooo:rsid="00244ea0" officeooo:paragraph-rsid="00253e7f"/>
    </style:style>
    <style:style style:name="P8" style:family="paragraph" style:parent-style-name="Standard">
      <style:text-properties officeooo:rsid="0024959b" officeooo:paragraph-rsid="0024959b"/>
    </style:style>
    <style:style style:name="P9" style:family="paragraph" style:parent-style-name="Standard">
      <style:text-properties officeooo:rsid="0024959b" officeooo:paragraph-rsid="00253e7f"/>
    </style:style>
    <style:style style:name="P10" style:family="paragraph" style:parent-style-name="Standard">
      <style:text-properties style:text-underline-style="none" officeooo:rsid="00244ea0" officeooo:paragraph-rsid="0028b05f"/>
    </style:style>
    <style:style style:name="P11" style:family="paragraph" style:parent-style-name="Standard">
      <style:text-properties style:text-underline-style="none" officeooo:rsid="00244ea0" officeooo:paragraph-rsid="002a8096"/>
    </style:style>
    <style:style style:name="P12" style:family="paragraph" style:parent-style-name="Standard">
      <style:text-properties style:text-underline-style="none" officeooo:rsid="002a8096" officeooo:paragraph-rsid="002a8096"/>
    </style:style>
    <style:style style:name="P13" style:family="paragraph" style:parent-style-name="Standard">
      <style:text-properties style:text-underline-style="none" officeooo:rsid="002c6a21" officeooo:paragraph-rsid="002c6a21"/>
    </style:style>
    <style:style style:name="P14" style:family="paragraph" style:parent-style-name="Standard">
      <style:text-properties officeooo:rsid="00277738" officeooo:paragraph-rsid="00277738"/>
    </style:style>
    <style:style style:name="P15" style:family="paragraph" style:parent-style-name="Standard">
      <style:text-properties officeooo:rsid="002df1e8" officeooo:paragraph-rsid="002df1e8"/>
    </style:style>
    <style:style style:name="P16" style:family="paragraph" style:parent-style-name="Standard">
      <style:text-properties officeooo:rsid="00244ea0" officeooo:paragraph-rsid="0024959b"/>
    </style:style>
    <style:style style:name="P17" style:family="paragraph" style:parent-style-name="Standard">
      <style:text-properties officeooo:rsid="00244ea0" officeooo:paragraph-rsid="00333ac5"/>
    </style:style>
    <style:style style:name="P18" style:family="paragraph" style:parent-style-name="Standard">
      <style:text-properties officeooo:rsid="00244ea0" officeooo:paragraph-rsid="00253e7f"/>
    </style:style>
    <style:style style:name="P19" style:family="paragraph" style:parent-style-name="Standard">
      <style:text-properties style:text-underline-style="none" officeooo:rsid="002c6a21" officeooo:paragraph-rsid="002c6a21"/>
    </style:style>
    <style:style style:name="P20" style:family="paragraph" style:parent-style-name="Standard">
      <style:text-properties officeooo:rsid="0035aef3" officeooo:paragraph-rsid="0035aef3"/>
    </style:style>
    <style:style style:name="T1" style:family="text">
      <style:text-properties officeooo:rsid="00244ea0"/>
    </style:style>
    <style:style style:name="T2" style:family="text">
      <style:text-properties officeooo:rsid="00333ac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193in" fo:border="0.06pt solid #000000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5.198in" svg:height="2.5728in" draw:z-index="0"><draw:image xlink:href="Pictures/20000009000004F3000002765E34A4E8F87334ED.svm" xlink:type="simple" xlink:show="embed" xlink:actuate="onLoad" draw:mime-type="image/x-svm"/><draw:image xlink:href="Pictures/100000010000003100000019C570EE1A222C5676.png" xlink:type="simple" xlink:show="embed" xlink:actuate="onLoad" draw:mime-type="image/png"/></draw:frame></text:p>
      <text:p text:style-name="Standard"/>
      <text:p text:style-name="P8">1) find transfer function<draw:frame draw:style-name="fr4" draw:name="Object13" text:anchor-type="as-char" svg:y="-0.152in" svg:width="0.4354in" svg:height="0.1992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1"><draw:frame draw:style-name="fr4" draw:name="Object1" text:anchor-type="as-char" svg:y="-0.1484in" svg:width="0.7217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4" draw:name="Object2" text:anchor-type="as-char" svg:y="-0.2638in" svg:width="2.9236in" svg:height="0.4335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<draw:frame draw:style-name="fr4" draw:name="Object3" text:anchor-type="as-char" svg:y="-0.2437in" svg:width="2.5583in" svg:height="0.392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4" draw:name="Object4" text:anchor-type="as-char" svg:y="-0.2638in" svg:width="3.2575in" svg:height="0.4319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4" draw:name="Object5" text:anchor-type="as-char" svg:y="-0.2638in" svg:width="3.2339in" svg:height="0.4335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4">lets<draw:frame draw:style-name="fr4" draw:name="Object6" text:anchor-type="as-char" svg:y="-0.152in" svg:width="0.8311in" svg:height="0.1992in" draw:z-index="6"><draw:object xlink:href="./Object 6" xlink:type="simple" xlink:show="embed" xlink:actuate="onLoad"/><draw:image xlink:href="./ObjectReplacements/Object 6" xlink:type="simple" xlink:show="embed" xlink:actuate="onLoad"/></draw:frame><text:span text:style-name="T1">as the transfer function is defined under a zero state condition.</text:span></text:p>
      <text:p text:style-name="P2"/>
      <text:p text:style-name="P3"><draw:frame draw:style-name="fr4" draw:name="Object7" text:anchor-type="as-char" svg:y="-0.2437in" svg:width="2.1937in" svg:height="0.3929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<draw:frame draw:style-name="fr4" draw:name="Object8" text:anchor-type="as-char" svg:y="-0.2638in" svg:width="1.8016in" svg:height="0.4335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<draw:frame draw:style-name="fr4" draw:name="Object9" text:anchor-type="as-char" svg:y="-0.2638in" svg:width="1.698in" svg:height="0.4335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<draw:frame draw:style-name="fr4" draw:name="Object10" text:anchor-type="as-char" svg:y="-0.2575in" svg:width="1.6193in" svg:height="0.6555in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<text:soft-page-break/><draw:frame draw:style-name="fr4" draw:name="Object11" text:anchor-type="as-char" svg:y="-0.2575in" svg:width="1.7244in" svg:height="0.4528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5"><draw:frame draw:style-name="fr3" draw:name="Object12" text:anchor-type="as-char" svg:y="-0.2638in" svg:width="1.7756in" svg:height="0.4791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/>
      <text:p text:style-name="P8">2) find impulse response<draw:frame draw:style-name="fr4" draw:name="Object14" text:anchor-type="as-char" svg:y="-0.152in" svg:width="0.361in" svg:height="0.1992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8"/>
      <text:p text:style-name="P15"><draw:frame draw:style-name="fr4" draw:name="Object36" text:anchor-type="as-char" svg:y="-0.152in" svg:width="0.7252in" svg:height="0.1992in" draw:z-index="20"><draw:object xlink:href="./Object 36" xlink:type="simple" xlink:show="embed" xlink:actuate="onLoad"/><draw:image xlink:href="./ObjectReplacements/Object 36" xlink:type="simple" xlink:show="embed" xlink:actuate="onLoad"/></draw:frame>→ <draw:frame draw:style-name="fr4" draw:name="Object37" text:anchor-type="as-char" svg:y="-0.1634in" svg:width="0.5201in" svg:height="0.1992in" draw:z-index="37"><draw:object xlink:href="./Object 37" xlink:type="simple" xlink:show="embed" xlink:actuate="onLoad"/><draw:image xlink:href="./ObjectReplacements/Object 37" xlink:type="simple" xlink:show="embed" xlink:actuate="onLoad"/></draw:frame>→ <draw:frame draw:style-name="fr4" draw:name="Object38" text:anchor-type="as-char" svg:y="-0.1626in" svg:width="0.8764in" svg:height="0.2098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"/>
      <text:p text:style-name="P6"><draw:frame draw:style-name="fr4" draw:name="Object15" text:anchor-type="as-char" svg:y="-0.4528in" svg:width="2.2583in" svg:height="0.8508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<draw:frame draw:style-name="fr4" draw:name="Object16" text:anchor-type="as-char" svg:y="-0.4528in" svg:width="2.0047in" svg:height="0.8508in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<draw:frame draw:style-name="fr2" draw:name="Object39" text:anchor-type="as-char" svg:y="-0.4528in" svg:width="2.061in" svg:height="0.8102in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P6"/>
      <text:p text:style-name="P17"><draw:frame draw:style-name="fr2" draw:name="Object40" text:anchor-type="as-char" svg:y="-0.4528in" svg:width="3.4783in" svg:height="0.8543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17"/>
      <text:p text:style-name="P6"><draw:frame draw:style-name="fr4" draw:name="Object17" text:anchor-type="as-char" svg:y="-0.4528in" svg:width="2.8799in" svg:height="0.8992in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6"/>
      <text:p text:style-name="P8">let<draw:frame draw:style-name="fr4" draw:name="Object18" text:anchor-type="as-char" svg:y="-0.2681in" svg:width="1.3839in" svg:height="0.4366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let<draw:frame draw:style-name="fr4" draw:name="Object20" text:anchor-type="as-char" svg:y="-0.2437in" svg:width="0.7063in" svg:height="0.3929in" draw:z-index="30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bvb</text:p>
      <text:p text:style-name="P6"><draw:frame draw:style-name="fr4" draw:name="Object19" text:anchor-type="as-char" svg:y="-0.2437in" svg:width="1.578in" svg:height="0.4327in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6"><text:soft-page-break/><draw:frame draw:style-name="fr4" draw:name="Object21" text:anchor-type="as-char" svg:y="-0.2665in" svg:width="1.902in" svg:height="0.4772in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6"/>
      <text:p text:style-name="P7"><draw:frame draw:style-name="fr4" draw:name="Object22" text:anchor-type="as-char" svg:y="-0.2665in" svg:width="1.9528in" svg:height="0.4772in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7"/>
      <text:p text:style-name="P7"><draw:frame draw:style-name="fr4" draw:name="Object23" text:anchor-type="as-char" svg:y="-0.2665in" svg:width="2.822in" svg:height="0.4772in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7"/>
      <text:p text:style-name="P7"><draw:frame draw:style-name="fr4" draw:name="Object24" text:anchor-type="as-char" svg:y="-0.2665in" svg:width="3.1854in" svg:height="0.4772in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7"/>
      <text:p text:style-name="P7"><draw:frame draw:style-name="fr4" draw:name="Object25" text:anchor-type="as-char" svg:y="-0.2665in" svg:width="3.2602in" svg:height="0.4772in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7"/>
      <text:p text:style-name="P7"><draw:frame draw:style-name="fr4" draw:name="Object26" text:anchor-type="as-char" svg:y="-0.4846in" svg:width="3.2602in" svg:height="0.7071in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7"/>
      <text:p text:style-name="P7"><draw:frame draw:style-name="fr4" draw:name="Object27" text:anchor-type="as-char" svg:y="-0.2681in" svg:width="3.2929in" svg:height="0.4783in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7"/>
      <text:p text:style-name="P7"/>
      <text:p text:style-name="P7"><draw:frame draw:style-name="fr4" draw:name="Object28" text:anchor-type="as-char" svg:y="-0.2681in" svg:width="3.3543in" svg:height="0.4165in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7"/>
      <text:p text:style-name="P9">let<draw:frame draw:style-name="fr4" draw:name="Object30" text:anchor-type="as-char" svg:y="-0.2681in" svg:width="1.3839in" svg:height="0.4366in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9">let<draw:frame draw:style-name="fr4" draw:name="Object29" text:anchor-type="as-char" svg:y="-0.2437in" svg:width="0.7063in" svg:height="0.392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9"/>
      <text:p text:style-name="P7"><draw:frame draw:style-name="fr5" draw:name="Object32" text:anchor-type="as-char" svg:y="-0.5165in" svg:width="6.8583in" svg:height="0.9744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"/>
      <text:p text:style-name="P7"><draw:frame draw:style-name="fr5" draw:name="Object31" text:anchor-type="as-char" svg:y="-0.5165in" svg:width="6.5571in" svg:height="0.9744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7"/>
      <text:p text:style-name="P14">for the given values: R = 1000 Ω, L = 0.027 H, and C = 10E-9 F</text:p>
      <text:p text:style-name="P10"><text:soft-page-break/></text:p>
      <text:p text:style-name="P11"><draw:frame draw:style-name="fr4" draw:name="Object34" text:anchor-type="as-char" svg:y="-0.2799in" svg:width="5.9937in" svg:height="0.4492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><text:s/></text:p>
      <text:p text:style-name="P12">or approximately</text:p>
      <text:p text:style-name="P12"/>
      <text:p text:style-name="P11"><draw:frame draw:style-name="fr4" draw:name="Object35" text:anchor-type="as-char" svg:y="-0.172in" svg:width="5.1953in" svg:height="0.2193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1"/>
      <text:p text:style-name="P13">or </text:p>
      <text:p text:style-name="P13"/>
      <text:p text:style-name="P13"><draw:frame draw:style-name="fr3" draw:name="Object33" text:anchor-type="as-char" svg:y="-0.1925in" svg:width="3.5756in" svg:height="0.2598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15:32:06.096000000</meta:creation-date>
    <dc:date>2023-02-14T23:40:49.026000000</dc:date>
    <meta:editing-duration>PT2H50M27S</meta:editing-duration>
    <meta:editing-cycles>10</meta:editing-cycles>
    <meta:generator>LibreOffice/7.3.6.2$Windows_X86_64 LibreOffice_project/c28ca90fd6e1a19e189fc16c05f8f8924961e12e</meta:generator>
    <meta:document-statistic meta:table-count="0" meta:image-count="1" meta:object-count="40" meta:page-count="4" meta:paragraph-count="44" meta:word-count="46" meta:character-count="219" meta:non-whitespace-character-count="182"/>
  </office:meta>
</office:document-meta>
</file>

<file path=Object 1/content.xml><?xml version="1.0" encoding="utf-8"?>
<math xmlns="http://www.w3.org/1998/Math/MathML" display="block">
  <semantics>
    <mrow>
      <msub>
        <mi>I</mi>
        <mn>1</mn>
      </msub>
      <mo stretchy="false">=</mo>
      <mrow>
        <msub>
          <mi>I</mi>
          <mn>2</mn>
        </msub>
        <mo stretchy="false">+</mo>
        <msub>
          <mi>I</mi>
          <mn>3</mn>
        </msub>
      </mrow>
    </mrow>
    <annotation encoding="StarMath 5.0">I_1 = I_2 + I_3</annotation>
  </semantics>
</math>
</file>

<file path=Object 10/content.xml><?xml version="1.0" encoding="utf-8"?>
<math xmlns="http://www.w3.org/1998/Math/MathML" display="block">
  <semantics>
    <mrow>
      <mfrac>
        <mover accent="true">
          <mi mathvariant="italic">Vout</mi>
          <mo stretchy="false">~</mo>
        </mover>
        <mover accent="true">
          <mi mathvariant="italic">Vin</mi>
          <mo stretchy="false">~</mo>
        </mover>
      </mfrac>
      <mo stretchy="false">=</mo>
      <mfrac>
        <mn>1</mn>
        <mrow>
          <mo fence="true" form="prefix" stretchy="true">(</mo>
          <mrow>
            <mrow>
              <mi>R</mi>
              <mi>C</mi>
              <mrow>
                <mi>s</mi>
                <mo stretchy="false">+</mo>
                <mn>1</mn>
                <mo stretchy="false">+</mo>
                <mfrac>
                  <mi>R</mi>
                  <mrow>
                    <mi>L</mi>
                    <mi>s</mi>
                  </mrow>
                </mfrac>
              </mrow>
            </mrow>
          </mrow>
          <mo fence="true" form="postfix" stretchy="true">)</mo>
        </mrow>
      </mfrac>
    </mrow>
    <annotation encoding="StarMath 5.0">tilde Vout over tilde Vin = 1 over left ( R C s+1+  R  over {L  s } right ) </annotation>
  </semantics>
</math>
</file>

<file path=Object 11/content.xml><?xml version="1.0" encoding="utf-8"?>
<math xmlns="http://www.w3.org/1998/Math/MathML" display="block">
  <semantics>
    <mrow>
      <mfrac>
        <mover accent="true">
          <mi mathvariant="italic">Vout</mi>
          <mo stretchy="false">~</mo>
        </mover>
        <mover accent="true">
          <mi mathvariant="italic">Vin</mi>
          <mo stretchy="false">~</mo>
        </mover>
      </mfrac>
      <mo stretchy="false">=</mo>
      <mfrac>
        <mrow>
          <mi>L</mi>
          <mi>s</mi>
        </mrow>
        <mrow>
          <mo fence="true" form="prefix" stretchy="true">(</mo>
          <mrow>
            <mrow>
              <mi>R</mi>
              <mi>C</mi>
              <mi>L</mi>
              <mrow>
                <msup>
                  <mi>s</mi>
                  <mn>2</mn>
                </msup>
                <mo stretchy="false">+</mo>
                <mi mathvariant="italic">Ls</mi>
                <mo stretchy="false">+</mo>
                <mi>R</mi>
              </mrow>
            </mrow>
          </mrow>
          <mo fence="true" form="postfix" stretchy="true">)</mo>
        </mrow>
      </mfrac>
    </mrow>
    <annotation encoding="StarMath 5.0">tilde Vout over tilde Vin = {L s } over left ( R C L s^2 +Ls+  R right ) 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i>L</mi>
            <mi>s</mi>
          </mrow>
          <mrow>
            <mo fence="true" form="prefix" stretchy="true">(</mo>
            <mrow>
              <mrow>
                <mi>R</mi>
                <mi>C</mi>
                <mi>L</mi>
                <mrow>
                  <msup>
                    <mi>s</mi>
                    <mn>2</mn>
                  </msup>
                  <mo stretchy="false">+</mo>
                  <mi mathvariant="italic">Ls</mi>
                  <mo stretchy="false">+</mo>
                  <mi>R</mi>
                </mrow>
              </mrow>
            </mrow>
            <mo fence="true" form="postfix" stretchy="true">)</mo>
          </mrow>
        </mfrac>
      </mrow>
    </mrow>
    <annotation encoding="StarMath 5.0">H(s)  = {L s } over left ( R C L s^2 +Ls+  R right ) </annotation>
  </semantics>
</math>
</file>

<file path=Object 13/content.xml><?xml version="1.0" encoding="utf-8"?>
<math xmlns="http://www.w3.org/1998/Math/MathML" display="block">
  <semantics>
    <mrow>
      <mi>H</mi>
      <mrow>
        <mo fence="true" form="prefix" stretchy="false">(</mo>
        <mrow>
          <mi>s</mi>
        </mrow>
        <mo fence="true" form="postfix" stretchy="false">)</mo>
      </mrow>
    </mrow>
    <annotation encoding="StarMath 5.0">H(s)</annotation>
  </semantics>
</math>
</file>

<file path=Object 14/content.xml><?xml version="1.0" encoding="utf-8"?>
<math xmlns="http://www.w3.org/1998/Math/MathML" display="block">
  <semantics>
    <mrow>
      <mi>h</mi>
      <mrow>
        <mo fence="true" form="prefix" stretchy="false">(</mo>
        <mrow>
          <mi>t</mi>
        </mrow>
        <mo fence="true" form="postfix" stretchy="false">)</mo>
      </mrow>
    </mrow>
    <annotation encoding="StarMath 5.0">h(t)</annotation>
  </semantics>
</math>
</file>

<file path=Object 15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frac>
              <mi>L</mi>
              <mrow>
                <mi>R</mi>
                <mi>C</mi>
                <mi>L</mi>
              </mrow>
            </mfrac>
            <mi>s</mi>
          </mrow>
          <mrow>
            <mo fence="true" form="prefix" stretchy="true">(</mo>
            <mrow>
              <mrow>
                <mrow>
                  <msup>
                    <mi>s</mi>
                    <mn>2</mn>
                  </msup>
                  <mo stretchy="false">+</mo>
                  <mfrac>
                    <mi>L</mi>
                    <mrow>
                      <mi>R</mi>
                      <mi>C</mi>
                      <mi>L</mi>
                    </mrow>
                  </mfrac>
                </mrow>
                <mrow>
                  <mi>s</mi>
                  <mo stretchy="false">+</mo>
                  <mfrac>
                    <mi>R</mi>
                    <mrow>
                      <mi>R</mi>
                      <mi>C</mi>
                      <mi>L</mi>
                    </mrow>
                  </mfrac>
                </mrow>
              </mrow>
            </mrow>
            <mo fence="true" form="postfix" stretchy="true">)</mo>
          </mrow>
        </mfrac>
      </mrow>
    </mrow>
    <annotation encoding="StarMath 5.0">laplace lbrace h(t) rbrace =  {L over {R C L } s } over left (s^2 +L over {R C L }s+  R over {R C L } right ) </annotation>
  </semantics>
</math>
</file>

<file path=Object 16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frac>
              <mn>1</mn>
              <mrow>
                <mi>R</mi>
                <mi>C</mi>
              </mrow>
            </mfrac>
            <mi>s</mi>
          </mrow>
          <mrow>
            <mo fence="true" form="prefix" stretchy="true">(</mo>
            <mrow>
              <mrow>
                <mrow>
                  <msup>
                    <mi>s</mi>
                    <mn>2</mn>
                  </msup>
                  <mo stretchy="false">+</mo>
                  <mfrac>
                    <mn>1</mn>
                    <mrow>
                      <mi>R</mi>
                      <mi>C</mi>
                    </mrow>
                  </mfrac>
                </mrow>
                <mrow>
                  <mi>s</mi>
                  <mo stretchy="false">+</mo>
                  <mfrac>
                    <mn>1</mn>
                    <mrow>
                      <mi>C</mi>
                      <mi>L</mi>
                    </mrow>
                  </mfrac>
                </mrow>
              </mrow>
            </mrow>
            <mo fence="true" form="postfix" stretchy="true">)</mo>
          </mrow>
        </mfrac>
      </mrow>
    </mrow>
    <annotation encoding="StarMath 5.0">laplace lbrace h(t) rbrace  =  {1 over {R C } s } over left (s^2 +1 over {R C }s+ 1 over { C L } right ) </annotation>
  </semantics>
</math>
</file>

<file path=Object 17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frac>
              <mn>1</mn>
              <mrow>
                <mi>R</mi>
                <mi>C</mi>
              </mrow>
            </mfrac>
            <mi>s</mi>
          </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frac>
                          <mn>1</mn>
                          <mrow>
                            <mn>2</mn>
                            <mi>R</mi>
                            <mi>C</mi>
                          </mrow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  <mo stretchy="false">+</mo>
                <mfrac>
                  <mn>1</mn>
                  <mrow>
                    <mi>C</mi>
                    <mi>L</mi>
                  </mrow>
                </mfrac>
              </mrow>
            </mrow>
            <mo fence="true" form="postfix" stretchy="true">)</mo>
          </mrow>
        </mfrac>
      </mrow>
    </mrow>
    <annotation encoding="StarMath 5.0">laplace lbrace h(t) rbrace  =  {1 over {R C } s } over left (left (s +1 over {2 R C } right)^2 - left (1 over {2 R C } right)^2+ 1 over {C L } right ) </annotation>
  </semantics>
</math>
</file>

<file path=Object 18/content.xml><?xml version="1.0" encoding="utf-8"?>
<math xmlns="http://www.w3.org/1998/Math/MathML" display="block">
  <semantics>
    <mrow>
      <msup>
        <mi>ω</mi>
        <mn>2</mn>
      </msup>
      <mo stretchy="false">=</mo>
      <mrow>
        <mfrac>
          <mn>1</mn>
          <mrow>
            <mi>C</mi>
            <mi>L</mi>
          </mrow>
        </mfrac>
        <mo stretchy="false">−</mo>
        <msup>
          <mrow>
            <mo fence="true" form="prefix" stretchy="true">(</mo>
            <mrow>
              <mfrac>
                <mn>1</mn>
                <mrow>
                  <mn>2</mn>
                  <mi>R</mi>
                  <mi>C</mi>
                </mrow>
              </mfrac>
            </mrow>
            <mo fence="true" form="postfix" stretchy="true">)</mo>
          </mrow>
          <mn>2</mn>
        </msup>
      </mrow>
    </mrow>
    <annotation encoding="StarMath 5.0">ω^2 = 1 over {C L }- left (1 over {2 R C } right)^2 </annotation>
  </semantics>
</math>
</file>

<file path=Object 19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n>2</mn>
            <mi>α</mi>
            <mi>s</mi>
          </mrow>
          <mrow>
            <msup>
              <mrow>
                <mo fence="true" form="prefix" stretchy="true">(</mo>
                <mrow>
                  <mrow>
                    <mi>s</mi>
                    <mo stretchy="false">+</mo>
                    <mi>α</mi>
                  </mrow>
                </mrow>
                <mo fence="true" form="postfix" stretchy="true">)</mo>
              </mrow>
              <mn>2</mn>
            </msup>
            <mo stretchy="false">+</mo>
            <msup>
              <mi>ω</mi>
              <mn>2</mn>
            </msup>
          </mrow>
        </mfrac>
      </mrow>
    </mrow>
    <annotation encoding="StarMath 5.0">laplace lbrace h(t) rbrace  =  {2α s } over {left (s +α right)^2 + ω^2 }</annotation>
  </semantics>
</math>
</file>

<file path=Object 2/content.xml><?xml version="1.0" encoding="utf-8"?>
<math xmlns="http://www.w3.org/1998/Math/MathML" display="block">
  <semantics>
    <mrow>
      <mrow>
        <mo fence="true" form="prefix" stretchy="true">(</mo>
        <mrow>
          <mfrac>
            <mrow>
              <mi mathvariant="italic">Vin</mi>
              <mi>–</mi>
              <mi mathvariant="italic">Vout</mi>
            </mrow>
            <mi>R</mi>
          </mfrac>
        </mrow>
        <mo fence="true" form="postfix" stretchy="true">)</mo>
      </mrow>
      <mo stretchy="false">=</mo>
      <mrow>
        <mrow>
          <mo fence="true" form="prefix" stretchy="true">(</mo>
          <mrow>
            <mrow>
              <mi>C</mi>
              <mfrac>
                <mi mathvariant="italic">dVout</mi>
                <mi mathvariant="italic">dt</mi>
              </mfrac>
            </mrow>
          </mrow>
          <mo fence="true" form="postfix" stretchy="true">)</mo>
        </mrow>
        <mo stretchy="false">+</mo>
        <mrow>
          <mo fence="true" form="prefix" stretchy="true">(</mo>
          <mrow>
            <mrow>
              <mfrac>
                <mn>1</mn>
                <mi>L</mi>
              </mfrac>
              <mrow>
                <mo stretchy="false">∫</mo>
                <mrow>
                  <mo fence="true" form="prefix" stretchy="false">[</mo>
                  <mrow>
                    <mrow>
                      <mi mathvariant="italic">Vout</mi>
                      <mi mathvariant="italic">dt</mi>
                    </mrow>
                  </mrow>
                  <mo fence="true" form="postfix" stretchy="false">]</mo>
                </mrow>
              </mrow>
            </mrow>
          </mrow>
          <mo fence="true" form="postfix" stretchy="true">)</mo>
        </mrow>
      </mrow>
    </mrow>
    <annotation encoding="StarMath 5.0">left ( {Vin – Vout} over R right)= left( C dVout over dt right) +left( 1 over L int [ Vout dt] right)</annotation>
  </semantics>
</math>
</file>

<file path=Object 20/content.xml><?xml version="1.0" encoding="utf-8"?>
<math xmlns="http://www.w3.org/1998/Math/MathML" display="block">
  <semantics>
    <mrow>
      <mi>α</mi>
      <mo stretchy="false">=</mo>
      <mfrac>
        <mn>1</mn>
        <mrow>
          <mn>2</mn>
          <mi>R</mi>
          <mi>C</mi>
        </mrow>
      </mfrac>
    </mrow>
    <annotation encoding="StarMath 5.0">α = 1 over {2 R C}</annotation>
  </semantics>
</math>
</file>

<file path=Object 21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o fence="true" form="prefix" stretchy="true">(</mo>
        <mrow>
          <mfrac>
            <mi>s</mi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i>ω</mi>
            </mrow>
          </mfrac>
        </mrow>
        <mo fence="true" form="postfix" stretchy="true">)</mo>
      </mrow>
    </mrow>
    <annotation encoding="StarMath 5.0">laplace lbrace h(t) rbrace  =  2α left ({ s } over {left (s +α right)^2 + ω } right)</annotation>
  </semantics>
</math>
</file>

<file path=Object 22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o fence="true" form="prefix" stretchy="true">(</mo>
        <mrow>
          <mfrac>
            <mrow>
              <mrow>
                <mi>s</mi>
                <mo stretchy="false">+</mo>
                <mi>α</mi>
              </mrow>
              <mi>–</mi>
              <mi>α</mi>
            </mrow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– α} over {left (s +α right)^2 + ω^2 } right)</annotation>
  </semantics>
</math>
</file>

<file path=Object 23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o fence="true" form="prefix" stretchy="true">(</mo>
        <mrow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  <mo stretchy="false">+</mo>
            <mfrac>
              <mrow>
                <mi>–</mi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</mrow>
        <mo fence="true" form="postfix" stretchy="true">)</mo>
      </mrow>
    </mrow>
    <annotation encoding="StarMath 5.0">laplace lbrace h(t) rbrace  =  2α left ({s + α } over {left (s +α right)^2 + ω^2 } + { – α} over {left (s +α right)^2 + ω^2 } right)</annotation>
  </semantics>
</math>
</file>

<file path=Object 24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row>
          <mo fence="true" form="prefix" stretchy="true">(</mo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  <mo fence="true" form="postfix" stretchy="true">)</mo>
        </mrow>
        <mo stretchy="false">+</mo>
        <mn>2</mn>
      </mrow>
      <mi>α</mi>
      <mrow>
        <mo fence="true" form="prefix" stretchy="true">(</mo>
        <mrow>
          <mfrac>
            <mrow>
              <mi>–</mi>
              <mi>α</mi>
            </mrow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} over {left (s +α right)^2 + ω^2 }right) +  2α left ({ – α} over {left (s +α right)^2 + ω^2 } right)</annotation>
  </semantics>
</math>
</file>

<file path=Object 25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row>
          <mo fence="true" form="prefix" stretchy="true">(</mo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  <mo fence="true" form="postfix" stretchy="true">)</mo>
        </mrow>
        <mo stretchy="false">−</mo>
        <mn>2</mn>
      </mrow>
      <msup>
        <mi>α</mi>
        <mn>2</mn>
      </msup>
      <mrow>
        <mo fence="true" form="prefix" stretchy="true">(</mo>
        <mrow>
          <mfrac>
            <mn>1</mn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} over {left (s +α right)^2 + ω^2 }right) -  2α^2 left ({ 1} over {left (s +α right)^2 + ω^2 } right)</annotation>
  </semantics>
</math>
</file>

<file path=Object 26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row>
          <mo fence="true" form="prefix" stretchy="true">(</mo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  <mo fence="true" form="postfix" stretchy="true">)</mo>
        </mrow>
        <mo stretchy="false">−</mo>
        <mn>2</mn>
      </mrow>
      <msup>
        <mi>α</mi>
        <mn>2</mn>
      </msup>
      <mrow>
        <mo fence="true" form="prefix" stretchy="true">(</mo>
        <mrow>
          <mfrac>
            <mfrac>
              <mi>ω</mi>
              <mi>ω</mi>
            </mfrac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} over {left (s +α right)^2 + ω^2 }right) -  2α^2 left ({ ω over  ω} over {left (s +α right)^2 + ω^2 } right)</annotation>
  </semantics>
</math>
</file>

<file path=Object 27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n>2</mn>
      </mrow>
      <mi>α</mi>
      <mrow>
        <mrow>
          <mo fence="true" form="prefix" stretchy="true">(</mo>
          <mrow>
            <mfrac>
              <mrow>
                <mi>s</mi>
                <mo stretchy="false">+</mo>
                <mi>α</mi>
              </mrow>
              <mrow>
                <msup>
                  <mrow>
                    <mo fence="true" form="prefix" stretchy="true">(</mo>
                    <mrow>
                      <mrow>
                        <mi>s</mi>
                        <mo stretchy="false">+</mo>
                        <mi>α</mi>
                      </mrow>
                    </mrow>
                    <mo fence="true" form="postfix" stretchy="true">)</mo>
                  </mrow>
                  <mn>2</mn>
                </msup>
                <mo stretchy="false">+</mo>
                <msup>
                  <mi>ω</mi>
                  <mn>2</mn>
                </msup>
              </mrow>
            </mfrac>
          </mrow>
          <mo fence="true" form="postfix" stretchy="true">)</mo>
        </mrow>
        <mo stretchy="false">−</mo>
        <mn>2</mn>
      </mrow>
      <mfrac>
        <msup>
          <mi>α</mi>
          <mn>2</mn>
        </msup>
        <mi>ω</mi>
      </mfrac>
      <mrow>
        <mo fence="true" form="prefix" stretchy="true">(</mo>
        <mrow>
          <mfrac>
            <mi>ω</mi>
            <mrow>
              <msup>
                <mrow>
                  <mo fence="true" form="prefix" stretchy="true">(</mo>
                  <mrow>
                    <mrow>
                      <mi>s</mi>
                      <mo stretchy="false">+</mo>
                      <mi>α</mi>
                    </mrow>
                  </mrow>
                  <mo fence="true" form="postfix" stretchy="true">)</mo>
                </mrow>
                <mn>2</mn>
              </msup>
              <mo stretchy="false">+</mo>
              <msup>
                <mi>ω</mi>
                <mn>2</mn>
              </msup>
            </mrow>
          </mfrac>
        </mrow>
        <mo fence="true" form="postfix" stretchy="true">)</mo>
      </mrow>
    </mrow>
    <annotation encoding="StarMath 5.0">laplace lbrace h(t) rbrace  =  2α left ({s + α } over {left (s +α right)^2 + ω^2 }right) -  2α^2 over ω left ({ ω } over {left (s +α right)^2 + ω^2 } right)</annotation>
  </semantics>
</math>
</file>

<file path=Object 28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2</mn>
      </mrow>
      <mi>α</mi>
      <msup>
        <mi>e</mi>
        <mrow>
          <mo stretchy="false">−</mo>
          <mi mathvariant="italic">αt</mi>
        </mrow>
      </msup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n>2</mn>
      </mrow>
      <mfrac>
        <msup>
          <mi>α</mi>
          <mn>2</mn>
        </msup>
        <mi>ω</mi>
      </mfrac>
      <msup>
        <mi>e</mi>
        <mrow>
          <mo stretchy="false">−</mo>
          <mi mathvariant="italic">αt</mi>
        </mrow>
      </msup>
      <mi>sin</mi>
      <mrow>
        <mo fence="true" form="prefix" stretchy="false">(</mo>
        <mrow>
          <mrow>
            <mi>ω</mi>
            <mi>t</mi>
          </mrow>
        </mrow>
        <mo fence="true" form="postfix" stretchy="fals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2α e^{-αt} cos(ω t) u(t)-  2α^2  over ω  e^{-αt} sin(ω t) u(t)</annotation>
  </semantics>
</math>
</file>

<file path=Object 29/content.xml><?xml version="1.0" encoding="utf-8"?>
<math xmlns="http://www.w3.org/1998/Math/MathML" display="block">
  <semantics>
    <mrow>
      <mi>α</mi>
      <mo stretchy="false">=</mo>
      <mfrac>
        <mn>1</mn>
        <mrow>
          <mn>2</mn>
          <mi>R</mi>
          <mi>C</mi>
        </mrow>
      </mfrac>
    </mrow>
    <annotation encoding="StarMath 5.0">α = 1 over {2 R C}</annotation>
  </semantics>
</math>
</file>

<file path=Object 3/content.xml><?xml version="1.0" encoding="utf-8"?>
<math xmlns="http://www.w3.org/1998/Math/MathML" display="block">
  <semantics>
    <mrow>
      <mi>R</mi>
      <mi>C</mi>
      <mrow>
        <mfrac>
          <mi mathvariant="italic">dVout</mi>
          <mi mathvariant="italic">dt</mi>
        </mfrac>
        <mo stretchy="false">+</mo>
        <mi mathvariant="italic">Vout</mi>
        <mo stretchy="false">+</mo>
        <mfrac>
          <mi>R</mi>
          <mi>L</mi>
        </mfrac>
      </mrow>
      <mrow>
        <mrow>
          <mo stretchy="false">∫</mo>
          <mrow>
            <mo fence="true" form="prefix" stretchy="false">[</mo>
            <mrow>
              <mrow>
                <mi mathvariant="italic">Vout</mi>
                <mi mathvariant="italic">dt</mi>
              </mrow>
            </mrow>
            <mo fence="true" form="postfix" stretchy="false">]</mo>
          </mrow>
        </mrow>
        <mo stretchy="false">=</mo>
        <mi mathvariant="italic">Vin</mi>
      </mrow>
    </mrow>
    <annotation encoding="StarMath 5.0">R C dVout over dt +Vout +  R  over L int [Vout dt] = Vin</annotation>
  </semantics>
</math>
</file>

<file path=Object 30/content.xml><?xml version="1.0" encoding="utf-8"?>
<math xmlns="http://www.w3.org/1998/Math/MathML" display="block">
  <semantics>
    <mrow>
      <msup>
        <mi>ω</mi>
        <mn>2</mn>
      </msup>
      <mo stretchy="false">=</mo>
      <mrow>
        <mfrac>
          <mn>1</mn>
          <mrow>
            <mi>C</mi>
            <mi>L</mi>
          </mrow>
        </mfrac>
        <mo stretchy="false">−</mo>
        <msup>
          <mrow>
            <mo fence="true" form="prefix" stretchy="true">(</mo>
            <mrow>
              <mfrac>
                <mn>1</mn>
                <mrow>
                  <mn>2</mn>
                  <mi>R</mi>
                  <mi>C</mi>
                </mrow>
              </mfrac>
            </mrow>
            <mo fence="true" form="postfix" stretchy="true">)</mo>
          </mrow>
          <mn>2</mn>
        </msup>
      </mrow>
    </mrow>
    <annotation encoding="StarMath 5.0">ω^2 = 1 over { C L }- left (1 over {2 R C } right)^2</annotation>
  </semantics>
</math>
</file>

<file path=Object 3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1</mn>
          <mrow>
            <mi>R</mi>
            <mi>C</mi>
          </mrow>
        </mfrac>
      </mrow>
      <msup>
        <mi>e</mi>
        <mrow>
          <mfrac>
            <mrow>
              <mo stretchy="false">−</mo>
              <mn>1</mn>
            </mrow>
            <mrow>
              <mn>2</mn>
              <mi>R</mi>
              <mi>C</mi>
            </mrow>
          </mfrac>
          <mi>t</mi>
        </mrow>
      </msup>
      <mi>cos</mi>
      <mrow>
        <mo fence="true" form="prefix" stretchy="true">(</mo>
        <mrow>
          <mrow>
            <msqrt>
              <mrow>
                <mfrac>
                  <mn>1</mn>
                  <mrow>
                    <mi>C</mi>
                    <mi>L</mi>
                  </mrow>
                </mfrac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</mrow>
            </msqrt>
            <mi>t</mi>
          </mrow>
        </mrow>
        <mo fence="true" form="postfix" stretchy="tru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frac>
          <mrow>
            <mn>2</mn>
            <msup>
              <mrow>
                <mo fence="true" form="prefix" stretchy="true">(</mo>
                <mrow>
                  <mfrac>
                    <mn>1</mn>
                    <mrow>
                      <mn>2</mn>
                      <mi>R</mi>
                      <mi>C</mi>
                    </mrow>
                  </mfrac>
                </mrow>
                <mo fence="true" form="postfix" stretchy="true">)</mo>
              </mrow>
              <mn>2</mn>
            </msup>
          </mrow>
          <msqrt>
            <mrow>
              <mfrac>
                <mn>1</mn>
                <mrow>
                  <mi>C</mi>
                  <mi>L</mi>
                </mrow>
              </mfrac>
              <mo stretchy="false">−</mo>
              <msup>
                <mrow>
                  <mo fence="true" form="prefix" stretchy="true">(</mo>
                  <mrow>
                    <mfrac>
                      <mn>1</mn>
                      <mrow>
                        <mn>2</mn>
                        <mi>R</mi>
                        <mi>C</mi>
                      </mrow>
                    </mfrac>
                  </mrow>
                  <mo fence="true" form="postfix" stretchy="true">)</mo>
                </mrow>
                <mn>2</mn>
              </msup>
            </mrow>
          </msqrt>
        </mfrac>
      </mrow>
      <msup>
        <mi>e</mi>
        <mrow>
          <mfrac>
            <mrow>
              <mo stretchy="false">−</mo>
              <mn>1</mn>
            </mrow>
            <mrow>
              <mn>2</mn>
              <mi>R</mi>
              <mi>C</mi>
            </mrow>
          </mfrac>
          <mi>t</mi>
        </mrow>
      </msup>
      <mi>sin</mi>
      <mrow>
        <mo fence="true" form="prefix" stretchy="true">(</mo>
        <mrow>
          <mrow>
            <msqrt>
              <mrow>
                <mfrac>
                  <mn>1</mn>
                  <mrow>
                    <mi>C</mi>
                    <mi>L</mi>
                  </mrow>
                </mfrac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</mrow>
            </msqrt>
            <mi>t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1 over { R C}  e^{-1 over {2 R C} t} cos left ( sqrt {1 over {C L }- left (1 over {2 R C } right)^2 }t right) u(t)-  {2 left( 1 over {2 R C}  right)^2} over sqrt {1 over { C L }- left (1 over {2 R C } right)^2 } e^{- 1 over {2 R C}  t} sin left (sqrt {1 over {C L }- left (1 over {2 R C } right)^2 } t right) u(t)</annotation>
  </semantics>
</math>
</file>

<file path=Object 32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2</mn>
      </mrow>
      <mfrac>
        <mn>1</mn>
        <mrow>
          <mn>2</mn>
          <mi>R</mi>
          <mi>C</mi>
        </mrow>
      </mfrac>
      <msup>
        <mi>e</mi>
        <mrow>
          <mfrac>
            <mrow>
              <mo stretchy="false">−</mo>
              <mn>1</mn>
            </mrow>
            <mrow>
              <mn>2</mn>
              <mi>R</mi>
              <mi>C</mi>
            </mrow>
          </mfrac>
          <mi>t</mi>
        </mrow>
      </msup>
      <mi>cos</mi>
      <mrow>
        <mo fence="true" form="prefix" stretchy="true">(</mo>
        <mrow>
          <mrow>
            <msqrt>
              <mrow>
                <mfrac>
                  <mn>1</mn>
                  <mrow>
                    <mi>C</mi>
                    <mi>L</mi>
                  </mrow>
                </mfrac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</mrow>
            </msqrt>
            <mi>t</mi>
          </mrow>
        </mrow>
        <mo fence="true" form="postfix" stretchy="tru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n>2</mn>
      </mrow>
      <mfrac>
        <msup>
          <mrow>
            <mo fence="true" form="prefix" stretchy="true">(</mo>
            <mrow>
              <mfrac>
                <mn>1</mn>
                <mrow>
                  <mn>2</mn>
                  <mi>R</mi>
                  <mi>C</mi>
                </mrow>
              </mfrac>
            </mrow>
            <mo fence="true" form="postfix" stretchy="true">)</mo>
          </mrow>
          <mn>2</mn>
        </msup>
        <msqrt>
          <mrow>
            <mfrac>
              <mn>1</mn>
              <mrow>
                <mi>C</mi>
                <mi>L</mi>
              </mrow>
            </mfrac>
            <mo stretchy="false">−</mo>
            <msup>
              <mrow>
                <mo fence="true" form="prefix" stretchy="true">(</mo>
                <mrow>
                  <mfrac>
                    <mn>1</mn>
                    <mrow>
                      <mn>2</mn>
                      <mi>R</mi>
                      <mi>C</mi>
                    </mrow>
                  </mfrac>
                </mrow>
                <mo fence="true" form="postfix" stretchy="true">)</mo>
              </mrow>
              <mn>2</mn>
            </msup>
          </mrow>
        </msqrt>
      </mfrac>
      <msup>
        <mi>e</mi>
        <mrow>
          <mfrac>
            <mrow>
              <mo stretchy="false">−</mo>
              <mn>1</mn>
            </mrow>
            <mrow>
              <mn>2</mn>
              <mi>R</mi>
              <mi>C</mi>
            </mrow>
          </mfrac>
          <mi>t</mi>
        </mrow>
      </msup>
      <mi>sin</mi>
      <mrow>
        <mo fence="true" form="prefix" stretchy="true">(</mo>
        <mrow>
          <mrow>
            <msqrt>
              <mrow>
                <mfrac>
                  <mn>1</mn>
                  <mrow>
                    <mi>C</mi>
                    <mi>L</mi>
                  </mrow>
                </mfrac>
                <mo stretchy="false">−</mo>
                <msup>
                  <mrow>
                    <mo fence="true" form="prefix" stretchy="true">(</mo>
                    <mrow>
                      <mfrac>
                        <mn>1</mn>
                        <mrow>
                          <mn>2</mn>
                          <mi>R</mi>
                          <mi>C</mi>
                        </mrow>
                      </mfrac>
                    </mrow>
                    <mo fence="true" form="postfix" stretchy="true">)</mo>
                  </mrow>
                  <mn>2</mn>
                </msup>
              </mrow>
            </msqrt>
            <mi>t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2 1 over {2 R C}  e^{-1 over {2 R C} t} cos left ( sqrt {1 over {C L }- left (1 over {2 R C } right)^2 }t right) u(t)-  2 left( 1 over {2 R C}  right)^2 over sqrt {1 over { C L }- left (1 over {2 R C } right)^2 } e^{- 1 over {2 R C}  t} sin left (sqrt {1 over {C L }- left (1 over {2 R C } right)^2 } t right) u(t)</annotation>
  </semantics>
</math>
</file>

<file path=Object 33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175412</mn>
      </mrow>
      <msup>
        <mi>e</mi>
        <mrow>
          <mrow>
            <mo stretchy="false">−</mo>
            <mn>100000</mn>
          </mrow>
          <mi>t</mi>
        </mrow>
      </msup>
      <mi>cos</mi>
      <mrow>
        <mo fence="true" form="prefix" stretchy="true">(</mo>
        <mrow>
          <mrow>
            <mn>34694.4</mn>
            <mrow>
              <mi>t</mi>
              <mo stretchy="false">+</mo>
              <mn>55.2437</mn>
            </mrow>
            <mi>°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175412 e^{-100000 t} cos left (34694.4 t+55.2437 ° right) u(t)</annotation>
  </semantics>
</math>
</file>

<file path=Object 3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100000</mn>
      </mrow>
      <msup>
        <mi>e</mi>
        <mrow>
          <mrow>
            <mo stretchy="false">−</mo>
            <mn>100000</mn>
          </mrow>
          <mi>t</mi>
        </mrow>
      </msup>
      <mi>cos</mi>
      <mrow>
        <mo fence="true" form="prefix" stretchy="true">(</mo>
        <mrow>
          <mrow>
            <mfrac>
              <mrow>
                <mn>50000</mn>
                <msqrt>
                  <mn>39</mn>
                </msqrt>
              </mrow>
              <mn>9</mn>
            </mfrac>
            <mi>t</mi>
          </mrow>
        </mrow>
        <mo fence="true" form="postfix" stretchy="tru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frac>
          <mrow>
            <mn>300000</mn>
            <msqrt>
              <mn>39</mn>
            </msqrt>
          </mrow>
          <mn>13</mn>
        </mfrac>
      </mrow>
      <msup>
        <mi>e</mi>
        <mrow>
          <mrow>
            <mo stretchy="false">−</mo>
            <mn>100000</mn>
          </mrow>
          <mi>t</mi>
        </mrow>
      </msup>
      <mi>sin</mi>
      <mrow>
        <mo fence="true" form="prefix" stretchy="true">(</mo>
        <mrow>
          <mrow>
            <mfrac>
              <mrow>
                <mn>50000</mn>
                <msqrt>
                  <mn>39</mn>
                </msqrt>
              </mrow>
              <mn>9</mn>
            </mfrac>
            <mi>t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100000  e^{-100000 t} cos left ({50000 sqrt 39} over 9 t right) u(t)-  {300000 sqrt 39} over {13} e^{- 100000  t} sin left ({50000 sqrt 39} over 9 t right) u(t)</annotation>
  </semantics>
</math>
</file>

<file path=Object 3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100000</mn>
      </mrow>
      <msup>
        <mi>e</mi>
        <mrow>
          <mrow>
            <mo stretchy="false">−</mo>
            <mn>100000</mn>
          </mrow>
          <mi>t</mi>
        </mrow>
      </msup>
      <mi>cos</mi>
      <mrow>
        <mo fence="true" form="prefix" stretchy="true">(</mo>
        <mrow>
          <mrow>
            <mn>34694.4</mn>
            <mi>t</mi>
          </mrow>
        </mrow>
        <mo fence="true" form="postfix" stretchy="true">)</mo>
      </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n>144115</mn>
      </mrow>
      <msup>
        <mi>e</mi>
        <mrow>
          <mrow>
            <mo stretchy="false">−</mo>
            <mn>100000</mn>
          </mrow>
          <mi>t</mi>
        </mrow>
      </msup>
      <mi>sin</mi>
      <mrow>
        <mo fence="true" form="prefix" stretchy="true">(</mo>
        <mrow>
          <mrow>
            <mn>34694.4</mn>
            <mi>t</mi>
          </mrow>
        </mrow>
        <mo fence="true" form="postfix" stretchy="true">)</mo>
      </mrow>
      <mi>u</mi>
      <mrow>
        <mo fence="true" form="prefix" stretchy="false">(</mo>
        <mrow>
          <mi>t</mi>
        </mrow>
        <mo fence="true" form="postfix" stretchy="false">)</mo>
      </mrow>
    </mrow>
    <annotation encoding="StarMath 5.0"> h(t)   =  100000  e^{-100000 t} cos left (34694.4 t right) u(t)-  144115 e^{- 100000  t} sin left (34694.4 t right) u(t)</annotation>
  </semantics>
</math>
</file>

<file path=Object 36/content.xml><?xml version="1.0" encoding="utf-8"?>
<math xmlns="http://www.w3.org/1998/Math/MathML" display="block">
  <semantics>
    <mrow>
      <mrow>
        <mi mathvariant="italic">Vin</mi>
        <mo stretchy="false">=</mo>
        <mi>δ</mi>
      </mrow>
      <mrow>
        <mo fence="true" form="prefix" stretchy="false">(</mo>
        <mrow>
          <mi>t</mi>
        </mrow>
        <mo fence="true" form="postfix" stretchy="false">)</mo>
      </mrow>
    </mrow>
    <annotation encoding="StarMath 5.0">Vin = δ(t)</annotation>
  </semantics>
</math>
</file>

<file path=Object 37/content.xml><?xml version="1.0" encoding="utf-8"?>
<math xmlns="http://www.w3.org/1998/Math/MathML" display="block">
  <semantics>
    <mrow>
      <mover accent="true">
        <mi mathvariant="italic">Vin</mi>
        <mo stretchy="false">~</mo>
      </mover>
      <mo stretchy="false">=</mo>
      <mn>1</mn>
    </mrow>
    <annotation encoding="StarMath 5.0">tilde Vin = 1</annotation>
  </semantics>
</math>
</file>

<file path=Object 38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over accent="true">
          <mi mathvariant="italic">Vout</mi>
          <mo stretchy="false">~</mo>
        </mover>
      </mrow>
    </mrow>
    <annotation encoding="StarMath 5.0">H(s) =  tilde Vout</annotation>
  </semantics>
</math>
</file>

<file path=Object 39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frac>
              <mn>1</mn>
              <mrow>
                <mi>R</mi>
                <mi>C</mi>
              </mrow>
            </mfrac>
            <mi>s</mi>
          </mrow>
          <mrow>
            <mrow>
              <msup>
                <mi>s</mi>
                <mn>2</mn>
              </msup>
              <mo stretchy="false">+</mo>
              <mn>2</mn>
            </mrow>
            <mfrac>
              <mn>1</mn>
              <mrow>
                <mn>2</mn>
                <mi>R</mi>
                <mi>C</mi>
              </mrow>
            </mfrac>
            <mrow>
              <mi>s</mi>
              <mo stretchy="false">+</mo>
              <mfrac>
                <mn>1</mn>
                <mrow>
                  <mi>C</mi>
                  <mi>L</mi>
                </mrow>
              </mfrac>
            </mrow>
          </mrow>
        </mfrac>
      </mrow>
    </mrow>
    <annotation encoding="StarMath 5.0">laplace lbrace h(t) rbrace  =  {1 over {R C } s } over { s^2 +2 1 over {2R C }s+ 1 over { C L } }</annotation>
  </semantics>
</math>
</file>

<file path=Object 4/content.xml><?xml version="1.0" encoding="utf-8"?>
<math xmlns="http://www.w3.org/1998/Math/MathML" display="block">
  <semantics>
    <mrow>
      <mo stretchy="false">ℒ</mo>
      <mrow>
        <mrow>
          <mo fence="true" form="prefix" stretchy="true">{</mo>
          <mrow>
            <mrow>
              <mi>R</mi>
              <mi>C</mi>
              <mrow>
                <mfrac>
                  <mi mathvariant="italic">dVout</mi>
                  <mi mathvariant="italic">dt</mi>
                </mfrac>
                <mo stretchy="false">+</mo>
                <mi mathvariant="italic">Vout</mi>
                <mo stretchy="false">+</mo>
                <mfrac>
                  <mi>R</mi>
                  <mi>L</mi>
                </mfrac>
              </mrow>
              <mrow>
                <mo stretchy="false">∫</mo>
                <mrow>
                  <mo fence="true" form="prefix" stretchy="false">[</mo>
                  <mrow>
                    <mrow>
                      <mi mathvariant="italic">Vout</mi>
                      <mi mathvariant="italic">dt</mi>
                    </mrow>
                  </mrow>
                  <mo fence="true" form="postfix" stretchy="false">]</mo>
                </mrow>
              </mrow>
            </mrow>
          </mrow>
          <mo fence="true" form="postfix" stretchy="true">}</mo>
        </mrow>
        <mo stretchy="false">=</mo>
        <mo stretchy="false">ℒ</mo>
      </mrow>
      <mrow>
        <mo fence="true" form="prefix" stretchy="false">{</mo>
        <mrow>
          <mi mathvariant="italic">Vin</mi>
        </mrow>
        <mo fence="true" form="postfix" stretchy="false">}</mo>
      </mrow>
    </mrow>
    <annotation encoding="StarMath 5.0">laplace left lbrace R C dVout over dt +Vout +  R  over L int [Vout dt] right rbrace = laplace lbrace Vin rbrace</annotation>
  </semantics>
</math>
</file>

<file path=Object 40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h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frac>
          <mrow>
            <mfrac>
              <mn>1</mn>
              <mrow>
                <mi>R</mi>
                <mi>C</mi>
              </mrow>
            </mfrac>
            <mi>s</mi>
          </mrow>
          <mrow>
            <mrow>
              <msup>
                <mi>s</mi>
                <mn>2</mn>
              </msup>
              <mo stretchy="false">+</mo>
              <mn>2</mn>
            </mrow>
            <mfrac>
              <mn>1</mn>
              <mrow>
                <mn>2</mn>
                <mi>R</mi>
                <mi>C</mi>
              </mrow>
            </mfrac>
            <mrow>
              <mi>s</mi>
              <mo stretchy="false">+</mo>
              <msup>
                <mrow>
                  <mo fence="true" form="prefix" stretchy="true">(</mo>
                  <mrow>
                    <mfrac>
                      <mn>1</mn>
                      <mrow>
                        <mn>2</mn>
                        <mi>R</mi>
                        <mi>C</mi>
                      </mrow>
                    </mfrac>
                  </mrow>
                  <mo fence="true" form="postfix" stretchy="true">)</mo>
                </mrow>
                <mn>2</mn>
              </msup>
              <mo stretchy="false">−</mo>
              <msup>
                <mrow>
                  <mo fence="true" form="prefix" stretchy="true">(</mo>
                  <mrow>
                    <mfrac>
                      <mn>1</mn>
                      <mrow>
                        <mn>2</mn>
                        <mi>R</mi>
                        <mi>C</mi>
                      </mrow>
                    </mfrac>
                  </mrow>
                  <mo fence="true" form="postfix" stretchy="true">)</mo>
                </mrow>
                <mn>2</mn>
              </msup>
              <mo stretchy="false">+</mo>
              <mfrac>
                <mn>1</mn>
                <mrow>
                  <mi>C</mi>
                  <mi>L</mi>
                </mrow>
              </mfrac>
            </mrow>
          </mrow>
        </mfrac>
      </mrow>
    </mrow>
    <annotation encoding="StarMath 5.0">laplace lbrace h(t) rbrace  =  {1 over {R C } s } over { s^2 +2 1 over {2R C }s+left (1 over {2R C } right)^2- left(1 over {2R C } right)^2+ 1 over { C L } }</annotation>
  </semantics>
</math>
</file>

<file path=Object 5/content.xml><?xml version="1.0" encoding="utf-8"?>
<math xmlns="http://www.w3.org/1998/Math/MathML" display="block">
  <semantics>
    <mrow>
      <mi>R</mi>
      <mi>C</mi>
      <mrow>
        <mrow>
          <mo fence="true" form="prefix" stretchy="true">(</mo>
          <mrow>
            <mrow>
              <mi>s</mi>
              <mrow>
                <mover accent="true">
                  <mi mathvariant="italic">Vout</mi>
                  <mo stretchy="false">~</mo>
                </mover>
                <mo stretchy="false">+</mo>
                <mi mathvariant="italic">Vout</mi>
              </mrow>
              <mrow>
                <mo fence="true" form="prefix" stretchy="false">(</mo>
                <mrow>
                  <mn>0</mn>
                </mrow>
                <mo fence="true" form="postfix" stretchy="false">)</mo>
              </mrow>
            </mrow>
          </mrow>
          <mo fence="true" form="postfix" stretchy="true">)</mo>
        </mrow>
        <mo stretchy="false">+</mo>
        <mrow>
          <mo fence="true" form="prefix" stretchy="true">(</mo>
          <mrow>
            <mover accent="true">
              <mi mathvariant="italic">Vout</mi>
              <mo stretchy="false">~</mo>
            </mover>
          </mrow>
          <mo fence="true" form="postfix" stretchy="true">)</mo>
        </mrow>
        <mo stretchy="false">+</mo>
        <mfrac>
          <mi>R</mi>
          <mi>L</mi>
        </mfrac>
      </mrow>
      <mrow>
        <mrow>
          <mo fence="true" form="prefix" stretchy="true">(</mo>
          <mrow>
            <mrow>
              <mfrac>
                <mn>1</mn>
                <mi>s</mi>
              </mfrac>
              <mover accent="true">
                <mi mathvariant="italic">Vout</mi>
                <mo stretchy="false">~</mo>
              </mover>
            </mrow>
          </mrow>
          <mo fence="true" form="postfix" stretchy="true">)</mo>
        </mrow>
        <mo stretchy="false">=</mo>
        <mover accent="true">
          <mi mathvariant="italic">Vin</mi>
          <mo stretchy="false">~</mo>
        </mover>
      </mrow>
    </mrow>
    <annotation encoding="StarMath 5.0">R C left(s tilde Vout + Vout(0) right) + left( tilde Vout right)+  R  over L left( 1 over s tilde Vout right) = tilde Vin </annotation>
  </semantics>
</math>
</file>

<file path=Object 6/content.xml><?xml version="1.0" encoding="utf-8"?>
<math xmlns="http://www.w3.org/1998/Math/MathML" display="block">
  <semantics>
    <mrow>
      <mi mathvariant="italic">Vout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Vout(0) = 0</annotation>
  </semantics>
</math>
</file>

<file path=Object 7/content.xml><?xml version="1.0" encoding="utf-8"?>
<math xmlns="http://www.w3.org/1998/Math/MathML" display="block">
  <semantics>
    <mrow>
      <mi>R</mi>
      <mi>C</mi>
      <mi>s</mi>
      <mrow>
        <mover accent="true">
          <mi mathvariant="italic">Vout</mi>
          <mo stretchy="false">~</mo>
        </mover>
        <mo stretchy="false">+</mo>
        <mover accent="true">
          <mi mathvariant="italic">Vout</mi>
          <mo stretchy="false">~</mo>
        </mover>
        <mo stretchy="false">+</mo>
        <mfrac>
          <mi>R</mi>
          <mrow>
            <mi>L</mi>
            <mi>s</mi>
          </mrow>
        </mfrac>
      </mrow>
      <mrow>
        <mover accent="true">
          <mi mathvariant="italic">Vout</mi>
          <mo stretchy="false">~</mo>
        </mover>
        <mo stretchy="false">=</mo>
        <mover accent="true">
          <mi mathvariant="italic">Vin</mi>
          <mo stretchy="false">~</mo>
        </mover>
      </mrow>
    </mrow>
    <annotation encoding="StarMath 5.0">R C s tilde Vout +  tilde Vout+  R  over {L  s }tilde Vout  = tilde Vin 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row>
            <mi>R</mi>
            <mi>C</mi>
            <mrow>
              <mi>s</mi>
              <mo stretchy="false">+</mo>
              <mn>1</mn>
              <mo stretchy="false">+</mo>
              <mfrac>
                <mi>R</mi>
                <mrow>
                  <mi>L</mi>
                  <mi>s</mi>
                </mrow>
              </mfrac>
            </mrow>
          </mrow>
        </mrow>
        <mo fence="true" form="postfix" stretchy="true">)</mo>
      </mrow>
      <mrow>
        <mover accent="true">
          <mi mathvariant="italic">Vout</mi>
          <mo stretchy="false">~</mo>
        </mover>
        <mo stretchy="false">=</mo>
        <mover accent="true">
          <mi mathvariant="italic">Vin</mi>
          <mo stretchy="false">~</mo>
        </mover>
      </mrow>
    </mrow>
    <annotation encoding="StarMath 5.0">left ( R C s+1+  R  over {L  s } right ) tilde Vout  = tilde Vin </annotation>
  </semantics>
</math>
</file>

<file path=Object 9/content.xml><?xml version="1.0" encoding="utf-8"?>
<math xmlns="http://www.w3.org/1998/Math/MathML" display="block">
  <semantics>
    <mrow>
      <mrow>
        <mo fence="true" form="prefix" stretchy="true">(</mo>
        <mrow>
          <mrow>
            <mi>R</mi>
            <mi>C</mi>
            <mrow>
              <mi>s</mi>
              <mo stretchy="false">+</mo>
              <mn>1</mn>
              <mo stretchy="false">+</mo>
              <mfrac>
                <mi>R</mi>
                <mrow>
                  <mi>L</mi>
                  <mi>s</mi>
                </mrow>
              </mfrac>
            </mrow>
          </mrow>
        </mrow>
        <mo fence="true" form="postfix" stretchy="true">)</mo>
      </mrow>
      <mrow>
        <mfrac>
          <mover accent="true">
            <mi mathvariant="italic">Vout</mi>
            <mo stretchy="false">~</mo>
          </mover>
          <mover accent="true">
            <mi mathvariant="italic">Vin</mi>
            <mo stretchy="false">~</mo>
          </mover>
        </mfrac>
        <mo stretchy="false">=</mo>
        <mn>1</mn>
      </mrow>
    </mrow>
    <annotation encoding="StarMath 5.0">left ( R C s+1+  R  over {L  s } right ) tilde Vout over tilde Vin  = 1</annotation>
  </semantics>
</math>
</file>